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BuilderTests.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outerFunctionBuilderTests.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outerFunctionBuilderTests.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outerFunctionBuilderTests.multipleOn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uterFunctionBuilderTests.n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outerFunctionBuilderTests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